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3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1.PWM mode. Generate static PWM 1000 Hz 50/50 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1.PWM mode. </text:span>Generate dynamic PWM 1000 Hz from 0 to 100 % (Changing duty cycle in main function)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1. Interrupt. Generate interrupt and toggle LED (PD 15 (Blue LED)) One sec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1. Interrupt. Change duty cycle PWM from interrupt. Perion 0.01 sec, from 0 to 100 % and back.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1. Interrupt. Change duty cycle PWM from interrupt. Work with servo motor. 50 Hz. Duty cycle from 0.001 to 0.002 sec.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met 1. DMA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/>
        </table:table-row>
        <table:table-row table:style-name="ro1">
          <table:table-cell/>
          <table:table-cell office:value-type="string" calcext:value-type="string">
            <text:p>Connect LCD to STM32 (first test print)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Connect touchscreen <text:s/>to STM32 (first test print)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Timer 1. Interrupt. Processing something from interrupt. 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imer 1. Work with CallBack functions</text:p>
          </table:table-cell>
          <table:table-cell table:style-name="ce3"/>
        </table:table-row>
        <table:table-row table:style-name="ro1" table:number-rows-repeated="3">
          <table:table-cell table:number-columns-repeated="2"/>
          <table:table-cell table:style-name="ce3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07T14:55:31.941336398</dc:date>
    <meta:editing-duration>P4DT22H8M38S</meta:editing-duration>
    <meta:editing-cycles>23</meta:editing-cycles>
    <meta:document-statistic meta:table-count="1" meta:cell-count="29" meta:object-count="0"/>
  </office:meta>
</office:document-meta>
</file>